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9ee81" officeooo:paragraph-rsid="0009ee81"/>
    </style:style>
    <style:style style:name="T1" style:family="text">
      <style:text-properties officeooo:rsid="00102be5"/>
    </style:style>
  </office:automatic-styles>
  <office:body>
    <office:text>
      <text:tracked-changes>
        <text:changed-region xml:id="ct140462614670144" text:id="ct140462614670144">
          <text:insertion>
            <office:change-info>
              <dc:creator>Unknown Author</dc:creator>
              <dc:date>2022-10-13T22:29:58</dc:date>
            </office:change-info>
          </text:insertion>
        </text:changed-region>
        <text:changed-region xml:id="ct140462600189744" text:id="ct140462600189744">
          <text:insertion>
            <office:change-info>
              <dc:creator>Unknown Author</dc:creator>
              <dc:date>2022-10-13T22:30:00</dc:date>
            </office:change-info>
          </text:insertion>
        </text:changed-region>
        <text:changed-region xml:id="ct140462665292752" text:id="ct140462665292752">
          <text:deletion>
            <office:change-info>
              <dc:creator>Unknown Author</dc:creator>
              <dc:date>2022-10-13T22:29:52</dc:date>
            </office:change-info>
            <text:p text:style-name="P1">This is a test read only document. 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change-start text:change-id="ct140462614670144"/><text:span text:style-name="T1">This is an ed</text:span><text:change-end text:change-id="ct140462614670144"/><text:change-start text:change-id="ct140462600189744"/><text:span text:style-name="T1">itable document.</text:span><text:change-end text:change-id="ct140462600189744"/><text:change text:change-id="ct14046266529275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0-13T15:45:50.706807895</meta:creation-date>
    <meta:editing-duration>PT2H54M10S</meta:editing-duration>
    <meta:editing-cycles>3</meta:editing-cycles>
    <meta:generator>LibreOffice/7.3.6.2$MacOSX_X86_64 LibreOffice_project/c28ca90fd6e1a19e189fc16c05f8f8924961e12e</meta:generator>
    <dc:date>2022-10-13T22:30:03.245140807</dc:date>
    <meta:document-statistic meta:table-count="0" meta:image-count="0" meta:object-count="0" meta:page-count="1" meta:paragraph-count="1" meta:word-count="5" meta:character-count="29" meta:non-whitespace-character-count="25"/>
  </office:meta>
</office:document-meta>
</file>